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tyle="italic" fo:font-weight="normal" style:font-style-asian="italic" style:font-weight-asian="normal" style:font-style-complex="italic" style:font-weight-complex="normal"/>
    </style:style>
    <style:style style:name="P6" style:family="paragraph" style:parent-style-name="Standard">
      <style:text-properties fo:font-weight="normal" style:font-weight-asian="normal" style:font-weight-complex="normal"/>
    </style:style>
    <style:style style:name="T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pdate on DRCsim 2.5 code changes</text:p>
      <text:p text:style-name="P1">Wyatt Newman, May 18, 2013</text:p>
      <text:p text:style-name="Standard"/>
      <text:p text:style-name="Standard">With the release of drcsim 2.4, the previous interface to “atlas” was changed, making our earlier code obsolete. <text:s/>Part of the motivation for this was to allow use of the Boston Dynamics walking/balancing action server. <text:s/>Code revisions to accommodate these changes also prompted general reorganization of files. <text:s/>A summary of this reorganization follows.</text:p>
      <text:p text:style-name="Standard"/>
      <text:p text:style-name="P2">Low Level Joint Controller:</text:p>
      <text:p text:style-name="Standard">The package "low_level_joint_controller" defines a node that is responsible for  direct communications with the atlas robot (or simulator). <text:s/>It currently runs at 100Hz, publishing position and velocity commands to /atlas/atlas_command.</text:p>
      <text:p text:style-name="Standard"></text:p>
      <text:p text:style-name="Standard">Typically, a user would not communicate directly with this node. <text:s/>Rather, commands to this node should come from the hku behavior server. <text:s/>Correspondingly, one would not typically run this node independently. <text:s/>Instead, launch it together with the behavior server, using:</text:p>
      <text:p text:style-name="P4"><text:s/>roslaunch behavior_server_v2 behavior_server.launch</text:p>
      <text:p text:style-name="Standard"></text:p>
      <text:p text:style-name="Standard">The low_level_joint_controller node subscribes to /atlas/atlas_state to get sensor feedback. This sensor feedback, however, is currently only used on start-up. <text:s/>The robot's current joint angles (and efforts) are used to specify initial values for joint commands. <text:s/>For a "bumpless" transition to low-level joint control, the joint sensor values are averaged for 3 seconds, as well as the joint efforts. <text:s/>The joint commands for bumpless transition are computed as:</text:p>
      <text:p text:style-name="Standard"><text:s text:c="4"/>theta_cmd = theta_sensed + effort/Kp. <text:s/></text:p>
      <text:p text:style-name="Standard">As a result, the low-level joint controller can assume command without gravity droop.</text:p>
      <text:p text:style-name="Standard"></text:p>
      <text:p text:style-name="Standard">This node subscribes to the (hku) topic /lowLevelJntCmd, which receives messages of type hku_msgs::lowLevelJointController, as published by a higher level. <text:s/>This message now includes the field k_effort[], which specifies if a joint is to be controlled by BDI or by the user.</text:p>
      <text:p text:style-name="Standard"></text:p>
      <text:p text:style-name="Standard">It may be useful, in the future, to extend this message to allow specification of feedforward</text:p>
      <text:p text:style-name="Standard">joint efforts (torques) as well. (TODO)</text:p>
      <text:p text:style-name="Standard"></text:p>
      <text:p text:style-name="Standard">It may also be desirable to modulate joint gains in the future from a higher level. This would come from a separate topic. (TODO)</text:p>
      <text:p text:style-name="Standard"></text:p>
      <text:p text:style-name="Standard">On start-up, the lowLevelJointController sets values for kp_position, kp_velocity and</text:p>
      <text:p text:style-name="Standard">kd_position. <text:s/>(see the file "init_controller.cpp"). <text:s/>The gains kp_position and kd_position are estimated from analyzing bag files while under BDI control (although a few of these gains are still uncertain).</text:p>
      <text:p text:style-name="Standard"></text:p>
      <text:p text:style-name="Standard">The values of kp_velocity are more mysterious. <text:s/>Per OSRF, these values should affect inherent joint damping (viscous friction). <text:s/>It is not clear what these values should be.</text:p>
      <text:p text:style-name="Standard"></text:p>
      <text:p text:style-name="Standard">Also, velocities from Atlas_state are quite noisy, apparently estimated from position differences.</text:p>
      <text:p text:style-name="Standard">Large values of kp_velocity or kd_position will amplify this noise. <text:s/>It might be useful to put a Kalman filter in the lowLevelJointController and perform additional damping in from this node. (TODO)</text:p>
      <text:p text:style-name="Standard"></text:p>
      <text:p text:style-name="Standard">For the present, this node merely passes along position and velocity commands (and, optionally, k_effort selections) from a higher level. <text:s/>It is anticipated that high-speed (servo-level) algorithms will get included in this node: e.g. compliant motion control/force-feedback and active balancing. <text:s/><text:soft-page-break/>(TODO)</text:p>
      <text:p text:style-name="Standard"></text:p>
      <text:p text:style-name="Standard">On start-up, this controller sets ALL joints to user control. <text:s/>If using with the BDI controller, the order of start-ups may matter.</text:p>
      <text:p text:style-name="Standard"></text:p>
      <text:p text:style-name="Standard">Reassigning joints for control by BDI or by the user should be done via action clients. There are two illustrative examples in the package "action_client_examples": </text:p>
      <text:p text:style-name="Standard"><text:span text:style-name="T1">action_client_set_all_user_joint_control.cpp</text:span> and <text:span text:style-name="T1">action_client_set_bdi_joints.cpp</text:span>.</text:p>
      <text:p text:style-name="Standard">Either of these may be edited to reassign joints as desired, or the code may be emulated</text:p>
      <text:p text:style-name="Standard">for inclusion in an action_client application for mixed BDI/user joint control.</text:p>
      <text:p text:style-name="Standard"></text:p>
      <text:p text:style-name="Standard">The low_level_joint_controller package also owns the include file "joint_names.h". <text:s/>Other packages should have a dependency on low_level_joint_controller in their manifests and should include the joint name file as: &lt;low_level_joint_controller/joint_names.h&gt;</text:p>
      <text:p text:style-name="Standard"></text:p>
      <text:p text:style-name="Standard">Typically, commands sent to this node (via topic /lowLevelJntCmd) would come from the behavior server, which includes smooth trajectory profiling. <text:s/>An exception is the "crawl jacobian", which is under development. <text:s/>It is unclear if future crawling will communicate directly with the lowLevelJointController node, or if it will get integrated within the behavior server.</text:p>
      <text:p text:style-name="Standard"></text:p>
      <text:p text:style-name="Standard">ODDITY: <text:s/>in roslaunch atlas_utils vrc_task_2.launch, Atlas is initialized standing stably in the starting pen. <text:s/>However, as soon as low_level_joint_controller is launched, Atlas begins to slip around, as though the surface were ice. <text:s/>The reason for this is currently unknown, but problematic!</text:p>
      <text:p text:style-name="Standard"/>
      <text:p text:style-name="P2">SmoothMove library:</text:p>
      <text:p text:style-name="Standard">This package contains code for smooth trajectory profiling. <text:s/>It has been extracted from work formerly coupled with original Atlas control code and subsequent behavior-server code. <text:s/>This is now a library, incorporating smooth_joint_space_move.cpp, smooth_finger_joint_space_move.cpp, smooth_cartesian_space_move.cpp, lhand_joint_control.cpp, and rhand_joint_control.cpp. <text:s/>Packages using this library should include headers from this "include" directory. <text:s/>This package owns the file finger_joint_names.h (similar to joint_names.h in low_level_joint_controller). <text:s/>This library is used by the behavior server and by the crawl jacobian.</text:p>
      <text:p text:style-name="Standard"></text:p>
      <text:p text:style-name="Standard">This library defines the class "smoothJointSpaceMove". <text:s/>An object of this class subscribes to "/atlas/joint_states" to get feedback from Atlas. <text:s/>(TODO: update this to /atlas/atlas_state?). <text:s/>It also publishes to /lowLevelJntCmd to communicate commands to the low_level_joint_controller.</text:p>
      <text:p text:style-name="Standard"></text:p>
      <text:p text:style-name="Standard">To perform smooth move trajectory generation with appropriate time scale, the smoothMove object must be informed of the frequency at which it will be invoked. <text:s/>This is done with the member function: setTimeStep(loopFreq). <text:s/></text:p>
      <text:p text:style-name="Standard"></text:p>
      <text:p text:style-name="Standard">The main methods of this object are newMoveGoal() and update(). <text:s/>newMoveGoal(jointSelected, qGoals,moveDuration) specifies which joints are to be affected (by the boolean array jointSelected), what the joint-angle goals are (via the array qGoals) and how many seconds the coordinated move should take (via the moveDuration argument). <text:s/>After invoking this method to establish a new goal state (in joint space), the method "update()" should be invoked repeatedly at the prescribed frequency. Array arguments of "update()" get populated with incremented values for joint values and joint velocities. <text:s/>A third argument may be provided: jointSelected[] (a boolean array), in which case only the selected joints and joint velocities are updated. <text:s/>Updates are based on member variables retained within the smoothMove object. <text:s/>At present, updates are simply constant-velocity increments scaled such that all joints arrive at their goal destinations simultaneously at the chosen arrival time (move duration). <text:s/>An improvement would be to ramp velocities up and down (TODO).</text:p>
      <text:p text:style-name="Standard"><text:soft-page-break/></text:p>
      <text:p text:style-name="Standard">Repeated calls to update() will compute updates to arrays q[] and qDot[]. <text:s/>However, these are not automatically communicated to the low_level_joint_controller. <text:s/>A separate step is required: invoking the member function publishToLowLevelJointController(). <text:s/>This has been separated out so that the behavior server can integrate commands from separate action clients and coordinate multiple trajectories with a single low-level joint controller. <text:s/>This is necessary so that tasks requiring subsets of joints can be executed by separate action clients (e.g., walk and chew gum, or turn a steering wheel and operate the brake pedal, or manipulate a tool while balancing).</text:p>
      <text:p text:style-name="Standard"></text:p>
      <text:p text:style-name="Standard">publishToLowLevelJointController() comes in three options. <text:s/>With no arguments provided, the internal values of q[] and qDot[] (member variables of smoothMove object) are sent as commands to the Atlas controller. <text:s/>Alternatively, arrays qVec[] and qDotVec[] may be supplied, and these values will be published instead of the internal values. <text:s/>(This is useful if the higher level decides not to use the smoothMove interpolated values). <text:s/>Implicitly, both of these methods assume that the user has control over all of the robot's joints. <text:s/>In fact, use of these functions will change the controller status to enforce that all joints are under user control. <text:s/></text:p>
      <text:p text:style-name="Standard"></text:p>
      <text:p text:style-name="Standard">Alternatively, a third argument may be provided: an array of k_effort[]. <text:s/>In this case, the values in k_effort[] will establish if the respective joints are under BDI control (value=0) or user control (value=255). <text:s/>Blended control (values between 0 and 255) are also possible, but this has not been tested to date. <text:s/>Note that this function can be used to simply to remap ownership of the joints. <text:s/>However, if using the function for this purpose, it is still necessary to specify arrays of joint angles and joint velocities. <text:s/>These should be set to the current joint-angle commands and zero velocities, so the effect will be to reassign ownership, not move the joints.</text:p>
      <text:p text:style-name="Standard"></text:p>
      <text:p text:style-name="Standard">Repeated calls to update() compute incremental updates of q[] and qDot[]. <text:s/>Continued calls to update() after the move is complete does not harm, since the goal values would simply be returned. <text:s/>To tell if a move is complete, invoke the method: moveIsDone(), which returns true (if the move is done) or false. <text:s/></text:p>
      <text:p text:style-name="Standard"></text:p>
      <text:p text:style-name="Standard">Since smoothMove subscribes to joint_states, a convenient member function has been provided to request the current state. <text:s/>The method: getSensedAngles(qVec[]) populates the provided array with the current sensed joint angles.</text:p>
      <text:p text:style-name="Standard"></text:p>
      <text:p text:style-name="Standard">This library also defines the class SmoothFingerJointSpaceMove, which has counterparts of the smoothJointSpaceMove class, applied to Sandia-hand fingers. <text:s/>This class does not need to consider mixed BDI/user control. <text:s/>At present, the simulated maximum finger velocities are very slow, and thus simply commanding a set of goal angles without interpolated trajectories is adequate. <text:s/>Trajectory profiling may be more important with the actual hardware. <text:s/></text:p>
      <text:p text:style-name="Standard"></text:p>
      <text:p text:style-name="Standard">The counterpart of publishJntCmds() is contained within separate classes: rhand_joint_control and lhand_joint_control. <text:s/>Objects of these classes talk directly to the Sandia hands (in simulation or in hardware) without passing through a lowLevelJointController. <text:s/>If there is a need to perform high-speed feedback of the Sandia-hand fingers, a lowLevelHandController node may be introduced.</text:p>
      <text:p text:style-name="Standard"></text:p>
      <text:p text:style-name="Standard">The class "smoothCartesianSpaceMove" is intended to enable Cartesian trajectory generation for Atlas's arms. <text:s/>This class is still under construction, but partially in (experimental) use. <text:s/>It mimics the functionality of smooth joint-space moves. <text:s/>A goal destination is provided in Cartesian space. <text:s/>The function "update()" takes arguments of selected joints, joint angles and joint velocities. <text:s/>The joint angle array is updated incrementally using Jacobians, and the corresponding joint velocity array is populated for the involved joints. <text:s/></text:p>
      <text:p text:style-name="Standard"></text:p>
      <text:p text:style-name="Standard"><text:soft-page-break/>A smoothCartesianSpaceMove object should be instantiated with the argument RIGHT_HAND (1) or LEFT_HAND (0) (and one would typically create an instance of each).</text:p>
      <text:p text:style-name="Standard"></text:p>
      <text:p text:style-name="Standard">Various approaches to Cartesian-space updates have been initiated, including using subsets of joints for square Jacobians or using pseudo-inverses. <text:s/>This class needs work, particularly with incorporating target hand orientation. <text:s text:c="2"/>(TODO).</text:p>
      <text:p text:style-name="Standard"></text:p>
      <text:p text:style-name="Standard">A useful utility method is "get_current_wrist_pose()", which returns a PoseStamped object of the l_hand or r_hand frame (depending on which object was instantiated) with respect to the pelvis. <text:s/>This is useful for feedback when trying to reach a computed Cartesian pose.</text:p>
      <text:p text:style-name="Standard"></text:p>
      <text:p text:style-name="Standard">The smoothCartesianSpaceMove depends on the Jacobians package.</text:p>
      <text:p text:style-name="Standard"/>
      <text:p text:style-name="P2">Jacobians library:</text:p>
      <text:p text:style-name="P6"><text:bookmark-start text:name="__DdeLink__1_123145989"/>This library defines the class JacobianComputer, which has methods for computing hand Jacobians.<text:bookmark-end text:name="__DdeLink__1_123145989"/></text:p>
      <text:p text:style-name="P6"></text:p>
      <text:p text:style-name="P6">The jacobianComputer has a transform listener, which it uses to obtain relationships among defined frames. <text:s/>Jacobians computed in this class are incomplete (TODO), but are already being used. </text:p>
      <text:p text:style-name="P6"></text:p>
      <text:p text:style-name="P6">Notably, the method "computeRightHandJacobians()" populates the member arrays </text:p>
      <text:p text:style-name="P6">JLinRightHand[3][NJoints] and JRotRightHand[3][NJoints], which are both 3-by-28 Jacobians. <text:s/>The JLinRightHand array of values relates perturbations of each of 28 Atlas joints to perturbations of x,y,z of the r_hand frame with respect to the pelvis. <text:s/>The array JRotRightHand[3][28] contains the values mapping joint velocities to r_hand-frame angular velocity (with respect to the pelvis frame). <text:s/>These arrays are accessible using various member functions, e.g. getRightHandLinJacobian().</text:p>
      <text:p text:style-name="P6"></text:p>
      <text:p text:style-name="P6">Similarly, computeLeftHandJacobians() populates JLinLeftHand[3][NJoints] and JRotLeftHand, which contain the values for the left-hand translational Jacobian and rotational Jacobian, respectively.</text:p>
      <text:p text:style-name="P6"></text:p>
      <text:p text:style-name="P6">Note that only 3 torso joints and 4 arm joints affect the location of the origin of a hand frame; the remaining 21 columns of JLin will contain all zeros. <text:s/>For the rotational Jacobians, 3 torso joints and 6 arm joints affect the orientation of a hand frame. <text:s/>Although sparse, the 3x28 representation is convenient, since all Jacobians fit this size and can be indexed by the defined joint-index names.</text:p>
      <text:p text:style-name="P6"></text:p>
      <text:p text:style-name="P6">The above 2 Jacobian computation functions are believed to be correct, but they should be more thoroughly tested. <text:s/></text:p>
      <text:p text:style-name="P6"></text:p>
      <text:p text:style-name="P6">Elbow and knee Jacobians were begun in this library. <text:s/>However, these are unfinished/untested. <text:s/>These were initiated with the intent of computations in support of crawling. <text:s/>However, these have been incorporated in a separate crawling Jacobian (crawl_jacobian package).</text:p>
      <text:p text:style-name="P6"></text:p>
      <text:p text:style-name="P6">To use the hand Jacobians computed here, include dependence in your manifest as: </text:p>
      <text:p text:style-name="P6">&lt;depend package="jacobians"/&gt;, and include the header file: &lt;jacobians/JacobianComputer.h&gt;</text:p>
      <text:p text:style-name="Standard"/>
      <text:p text:style-name="Standard"/>
      <text:p text:style-name="P2">Behavior Server:</text:p>
      <text:p text:style-name="Standard"><text:bookmark-start text:name="__DdeLink__3_123145989"/>The package “behavior_server_v2” has been reorganized. <text:s/>Trajectory generation is now its own library (smoothMove), as well as Jacobians, and low-level interfacing to Atlas is now via the separate node lowLevelJointControl. <text:s/>Former action-client examples now reside in a separate package: <text:s/>action_client_examples. <text:s/>New cases have been added to the behavior server. <text:s/><text:bookmark-end text:name="__DdeLink__3_123145989"/></text:p>
      <text:p text:style-name="Standard"><text:soft-page-break/></text:p>
      <text:p text:style-name="Standard">The behavior server receives goal requests from action clients, typically resulting in joint motions (either Atlas body or Sandia fingers). <text:s/>The behavior server communicates incremental joint commands to the low-level joint controller. <text:s/>Although the low-level joint controller can be useful on its own, the behavior server assumes availability of a low-level joint controller node. <text:s/>A launch file: roslaunch behavior_server_v2 behavior_server.launch will launch both the behavior server and the low-level joint controller. <text:s/></text:p>
      <text:p text:style-name="Standard"/>
      <text:p text:style-name="Standard">An object of the behavior server class instantiates an action server, "hkuActionServer", which uses the actionServer goal, result and feedback messages defined in the "action" directory. <text:s/>The goal message is primarily designed to specify a joint-space destination (for the Atlas joints or for a right or left Sandia hand). <text:s/>As such, fields include a jointAngles array, a selectedJoints array, and a move duration. <text:s/>A PoseStamped may be specified for Cartesian-space goals. <text:s/>Additionally, stopEvents may be specified. <text:s/>These contain termination events detectable by an event listener. <text:s/>This capability has been used lightly to date, but should be valuable for incorporating sensor-based reactions (e.g. move until touch) as well as pause, abort and e-stop signals.</text:p>
      <text:p text:style-name="Standard"></text:p>
      <text:p text:style-name="Standard">An important field of the goal message is a "behavior_type". <text:s/>These are simple #define codes contained in the /include file: behavior_codes.h. <text:s/>The most commonly used behavior code is: JOINT_SPACE_MOVE. <text:s/>Other useful behavior codes allow opening/closing right/left hands to specified finger poses, performing teleoperated right-hand/left-hand moves, performing left/right Cartesian-space hand (wrist) moves, and setting mappings for BDI vs user joint-control ownership.</text:p>
      <text:p text:style-name="Standard"></text:p>
      <text:p text:style-name="Standard">The JOINT_SPACE_MOVE behavior expects the goal message to contain an array of selected joints, corresponding goal joint angles, a move duration, and (optionally) stopEvents. <text:s/>The "pose" field will be ignored. <text:s/>This behavior uses a smoothJointSpaceMove object to coordinate smooth joint motion to a specified pose in a specified time. <text:s/>The behavior server invokes updates at a fixed rate (currently 20Hz) and publishes the resulting updated values to the lowLevelJointController. <text:s/>Multiple joint-space goals can be specified to execute concurrently. <text:s/>For example, brake-pedal control may be peformed by right-leg selected joints while steering-wheel control may be performed by request of a separate action client controlling the arm and finger joints. <text:s/>Incrementaly-updated joint command values for Atlas' body joints are assembled in a common joint-command array, which is published to the low-level joint controller.</text:p>
      <text:p text:style-name="Standard"></text:p>
      <text:p text:style-name="Standard">The behavior types "OPEN_RIGHT_HAND" and "OPEN_LEFT_HAND" do not require specifying any of the other goal parameters. <text:s/>These will cause all fingers of the indicated hand to go to their home angles (0 angles), thus opening the fingers.</text:p>
      <text:p text:style-name="Standard"></text:p>
      <text:p text:style-name="Standard">The behavior types RIGHT_FINGERS_MOVE and LEFT_FINGERS_MOVE require specifying the goal angles for all 12 joints of the specified hand, as well as a move duration. The remaining fields (stop events, selectedJoints, and pose) do not have to be specified.</text:p>
      <text:p text:style-name="Standard"></text:p>
      <text:p text:style-name="Standard">The behavior types CLOSE_RIGHT_HAND and CLOSE_LEFT_HAND are experimental special cases. <text:s/>These behaviors do not require specifying any other parameters. <text:s/>The effect is to close the fingers in a specify grasp shape (cylindrical) and to additionally impose maximum torque on the relevant (grasping) finger joints. <text:s/>Once one of these commands has been invoked, it would be necessary to reset the feedforward joint efforts to zeros to open the hand again. <text:s/>This is done by the complementary OPEN_RIGHT_HAND or OPEN_LEFT_HAND behaviors.</text:p>
      <text:p text:style-name="Standard"></text:p>
      <text:p text:style-name="Standard">The behavior type RIGHT_WRIST_TELEOP users smoothCartesianSpaceMove to incrementally update joints of the right arm based on a right-arm Jacobian and a specified, desired incremental Cartesian motion. <text:s/>This behavior uses the "pose" field of the goal message--but interprets it as a <text:soft-page-break/>"twist" (incremental position and orientation commands, equivalent to velocity commands). <text:s/>In a variation, one may specify a subset of joints to be used for position control, and a complementary set to be controlled in joint space (which can use the goal joint angles array for input). <text:s/>The elbow angle should be kept bent, in this mode, to avoid Jacobian singularities. <text:s/></text:p>
      <text:p text:style-name="Standard"></text:p>
      <text:p text:style-name="Standard">This behavior needs further development. <text:s/>The LEFT_WRIST_TELEOP has not been implemented. (TODO)</text:p>
      <text:p text:style-name="Standard"></text:p>
      <text:p text:style-name="Standard">The behavior RIGHT_WRIST_FOLLOW differs from TELEOP, in that it attempts to converge on a specified Cartesian goal--i.e., absolute position control vs. velocity control. <text:s/>This case was more difficult to implement, since it incorporated non-collocated feedback. <text:s/>The position of the right wrist is obtainable by the smoothCartsianSpaceMove member function "get_current_wrist_pose()". <text:s/>This may be compared to a goal pose, resulting in a Cartesian error computation, which may be used to compute a direction vector for wrist motion. <text:s/>However, since the wrist pose includes dynamics of an oscillating arm, for which the actual joint angles differ from the commanded joint angles, the closed-loop behavior is unstable. <text:s/>A Kalman-style filter was thus constructed with a feedforward model assuming ideal Jacobian incremental progress. <text:s/>The actual wrist pose is used in a low-bandwidth filter to extinguish accumulated error from integration of Jacobian updates. <text:s/>The constant "aFilt" may be adjusted to change the time constant of this filter. <text:s/>Additionally, the wrist velocity for convergence on a goal pose is saturated via the constant "maxDpInc", currently set to 20mm/iteration (0.4m/sec at 20Hz). <text:s/>These values were set empirically and should be better tuned (TODO).</text:p>
      <text:p text:style-name="Standard"></text:p>
      <text:p text:style-name="Standard">LEFT_WRIST_FOLLOW has not been implemented; it should mimic RIGHT_WRIST_FOLLOW, pending further tests and tuning on RIGHT_WRIST_FOLLOW (TODO). <text:s/></text:p>
      <text:p text:style-name="Standard"></text:p>
      <text:p text:style-name="Standard">The behavior type SET_K_EFFORT_VALS is useful simply for remapping joint-control authority between BDI and user. <text:s/>Examples of how to use this mode are the action clients action_client_set_bdi_joints and action_client_set_all_user_joint_control in the package action_client_examples.</text:p>
      <text:p text:style-name="Standard"></text:p>
      <text:p text:style-name="Standard">The behavior type GET_JOINTS_AND_POSES is a convenience. <text:s/>Since the behavior server has access to joint-state and transform data, it makes this information available to clients on request. <text:s/>Invoking this behavior only requires setting the behavior type; all other fields are ignored. <text:s/>The "result" message sent back to the client by the action server will contain all of the joint angles as well as a PoseStamped message for both the right wrist and the left wrist.</text:p>
      <text:p text:style-name="Standard"></text:p>
      <text:p text:style-name="Standard">More behaviors are expected to be added to the behavior server. <text:s/>However, the main program should be more skeletal, and implementation should be moved to modules. <text:s/>The behavior server is currently over 1,000 lines of code and needs to be refactored (TODO). <text:s/></text:p>
      <text:p text:style-name="Standard"></text:p>
      <text:p text:style-name="Standard">IMPORTANT: there are still issues with the behavior server “hanging”, which seem attributable to overwriting message queues when concurrent tasks conclude nearly simultaneously. <text:s/></text:p>
      <text:p text:style-name="Standard"></text:p>
      <text:p text:style-name="Standard">The behavior server should spin off hand control as separate action servers, which will alleviate some of the conflicts. <text:s/>Teleoperation invokes very brief actions repeatedly, which exacerbates the hang-up problem—and thus teleoperation perhaps should be invoked through topics instead of via action clients. <text:s/>Additionally, the source code for the action server should be modified to increase the message queue size to handle the maximum supported number of concurrent goals within the HKU behavior server. (TODO)</text:p>
      <text:p text:style-name="Standard"/>
      <text:p text:style-name="P2"/>
      <text:p text:style-name="P2"><text:soft-page-break/>Action Client Examples:</text:p>
      <text:p text:style-name="P6">This package contains some action-client examples for use with the hku behavior server. <text:s/>An action client assumes that Atlas (simulator or hardware) is running and that the behavior server and the low-level joint controller nodes are running.</text:p>
      <text:p text:style-name="P6"></text:p>
      <text:p text:style-name="P6">Some simple examples invoke atomic (one-shot) goals, run to completion and return. <text:s/>The program action_client_close_right_hand.cpp demonstrates the experimental, special-case hand behaviors: CLOSE_RIGHT_HAND, CLOSE_LEFT_HAND--which form a cylindrical grasp and exert maximum joint torques, and the complementary behaviors OPEN_RIGHT_HAND, OPEN_LEFT_HAND.</text:p>
      <text:p text:style-name="P6"></text:p>
      <text:p text:style-name="P6">The example <text:span text:style-name="T1">action_client_set_bdi_joints</text:span> and the complementary <text:span text:style-name="T1">action_client_set_all_user_joint_control </text:span>show how to invoke remapping of authority over the Atlas joints. <text:s/>These can be useful, e.g., upon start-up. <text:s/>If <text:span text:style-name="T1">atlas_utils keyboard_teleop.launch</text:span> is launched, this program will take control of the joints for walking/balancing. <text:s/>Upon launching <text:span text:style-name="T1">behavior_server_v2 behavior_server.launch</text:span>, the low-level joint controller node will take over control of all of the joints. <text:s/>To reinstate control to BDI, run a<text:span text:style-name="T1">ction_client_set_bdi_joints</text:span>, after which the keyboard teleop function will run again.</text:p>
      <text:p text:style-name="P6"></text:p>
      <text:p text:style-name="P6">The example <text:span text:style-name="T1">action_client_elbow_test.cpp</text:span> illustrates partial user control. <text:s/>Two joints of the right arm are enabled for user control, and the rest are delegated to BDI. <text:s/>The action client repeatedly moves the right arm back and forth while the BDI walking program is still functional. <text:s/>(Note: having trouble getting robot to walk in vrc_task_2; try this in vrc_task_1 instead). <text:s/>Example start-up process: <text:s/></text:p>
      <text:p text:style-name="P6">roslaunch atlas_utils vrc_task_1.launch</text:p>
      <text:p text:style-name="P6">roslaunch behavior_server_v2 behavior_server.launch</text:p>
      <text:p text:style-name="P6">rosrun action_client_examples action_client_set_bdi_joints</text:p>
      <text:p text:style-name="P6">roslaunch atlas_utils keyboard_teleop.launch</text:p>
      <text:p text:style-name="P6"></text:p>
      <text:p text:style-name="P6">The above will assign joint control to the user (low-level joint control), but the action client will reassign joint control to BDI. <text:s/>The keyboard teleop program will then allow sending walking commands to the robot. <text:s/>Running <text:span text:style-name="T1">rosrun action_client_examples action_client_elbow_test </text:span>will then assign two right-arm joints to the user and cause the arm to swing while BDI balancing/walking is being performed.</text:p>
      <text:p text:style-name="P6"></text:p>
      <text:p text:style-name="P6"><text:span text:style-name="T1">Action_client_nodder</text:span> is a simple example of sending commands to a joint subset--in this case, causing the head to "nod" repetitively. <text:s/>This action client may be run simultaneously with other action clients, such as <text:span text:style-name="T1">lhand_grabber, action_client_close_right_hand</text:span>, etc, illustrating how multiple tasks can be run concurrently. <text:s/>Note, though that it is up to the user to make sure that there are not multiple action clients fighting for control over the same joints. <text:s/>The behavior server does not preclude this case, and the results are unpredictable.</text:p>
      <text:p text:style-name="P6"></text:p>
      <text:p text:style-name="P6">Additional examples show how to respond to event triggers (see <text:span text:style-name="T1">action_client_example</text:span>, which uses the right-hand force/torque sensor to trigger a contact event, to which the arm motion responds).</text:p>
      <text:p text:style-name="P6"><text:s/></text:p>
      <text:p text:style-name="P6"></text:p>
      <text:p text:style-name="P6">A very useful action client utility is "<text:span text:style-name="T1">playfile</text:span>". <text:s/>This action client takes a command-line argument of a motion file. <text:s/>For example, the directory "record_playback_scripts" contains a variety of useful tricks. <text:s/>From this directory, run: </text:p>
      <text:p text:style-name="P6"><text:s/><text:span text:style-name="T1"><text:s/>rosrun action_client_examples playfile ./home.txt</text:span></text:p>
      <text:p text:style-name="P6">This will run the "playfile" action client, which parses the text file "home.txt" to obtain joint selections, goal angles and move duration for a smooth joint-space move. <text:s/>Playfile uses this data to <text:soft-page-break/>send a corresponding goal to the behavior server, then "playfile" concludes. <text:s/>Multiple, sequential moves may be specified in such text files. <text:s/>Examples include: kneel, roll_onto_belly, roll_onto_back, prone, and init_crawl_pose_from_prone. <text:s/></text:p>
      <text:p text:style-name="P6"></text:p>
      <text:p text:style-name="P6">At present, "playfile" only handles body joints as a smoothJointSpaceMove behavior. </text:p>
      <text:p text:style-name="P6"></text:p>
      <text:p text:style-name="P6">The file format for these script files follows from Zongwei's GUI programmer text format. <text:s/>Although not tested yet, "playfile" should work on programs composed using the GUI programming interface (TODO).</text:p>
      <text:p text:style-name="P6"></text:p>
      <text:p text:style-name="P6">Further details on the motion scripts can be found in the record_playback_scripts directory. </text:p>
      <text:p text:style-name="P6"/>
      <text:p text:style-name="P2">Motion scripts:</text:p>
      <text:p text:style-name="P6">This directory contains text files describing Atlas body motions. <text:s/>The format for these scripts follows Zongwei's GUI record/playback format. <text:s/>The parser within the action client example "playfile" is adapted from Zongwei's broker code for playing GUI-programmed robot actions.</text:p>
      <text:p text:style-name="P6"></text:p>
      <text:p text:style-name="P6">The playfile utility is an action client. <text:s/>It requires the behavior server and the low-level joint controller to be running. <text:s/>As an example, from the current directory, enter the command line:</text:p>
      <text:p text:style-name="P5"><text:s/>rosrun action_client_examples playfile ./home.txt</text:p>
      <text:p text:style-name="P6"></text:p>
      <text:p text:style-name="P6">This will send a single joint-space move command to the behavior server. <text:s/>The contents of home.txt are:</text:p>
      <text:p text:style-name="P2">hmi_msgs:home</text:p>
      <text:p text:style-name="P2">actionType:</text:p>
      <text:p text:style-name="P2">1</text:p>
      <text:p text:style-name="P2">#0;1;2;3; <text:s text:c="2"/>4;5;6;7;8;9; <text:s text:c="2"/>10;11;12;13;14;15; <text:s text:c="2"/>16;17;18;19;20;21; <text:s text:c="2"/>22;23;24;25;26;27</text:p>
      <text:p text:style-name="P2">selection:</text:p>
      <text:p text:style-name="P2">1;1;1;1; 1;1;1;1;1;1; <text:s/>1;1;1;1;1;1; 1;1;1;1;1;1; 1;1;1;1;1;1</text:p>
      <text:p text:style-name="P2"></text:p>
      <text:p text:style-name="P2">#0;1;2;3; <text:s text:c="2"/>4;5;6;7;8;9; <text:s text:c="2"/>10;11;12;13;14;15; <text:s text:c="2"/>16;17;18;19;20;21; <text:s text:c="2"/>22;23;24;25;26;27</text:p>
      <text:p text:style-name="P2">Angle:</text:p>
      <text:p text:style-name="P2">0;0;0;0; <text:s text:c="2"/>0;0;0;0;0;0; <text:s text:c="2"/>0;0;0;0;0;0; <text:s text:c="2"/>0;-1.5;0;0;0;0; <text:s text:c="2"/>0;1.5;0;0;0;0</text:p>
      <text:p text:style-name="P2">Duration</text:p>
      <text:p text:style-name="P2">5</text:p>
      <text:p text:style-name="P6"></text:p>
      <text:p text:style-name="P6">The parser looks for the keywords hmi_msgs:, actionType:, selection:, Angle:, and Duration</text:p>
      <text:p text:style-name="P6"></text:p>
      <text:p text:style-name="P6">It is helpful, but not required, to put a mnemonic hame with hmi_msgs: (e.g. "home" was used above). <text:s/></text:p>
      <text:p text:style-name="P6"></text:p>
      <text:p text:style-name="P6">The actionType is specified as "1", corresponding to a smooth joint-space move. <text:s/>Consistent with the GUI text output format, an actionType of "0" also implies smooth joint-space move, by default. <text:s/>At present, the playfile action client ONLY understands smooth joint-space moves. <text:s/>(Even finger motions are not yet handled).</text:p>
      <text:p text:style-name="P6"></text:p>
      <text:p text:style-name="P6">Extra lines may be inserted as comments. <text:s/>In the above, the line:</text:p>
      <text:p text:style-name="P6"><text:s text:c="3"/>#0;1;2;3; <text:s text:c="2"/>4;5;6;7;8;9; <text:s text:c="2"/>10;11;12;13;14;15; <text:s text:c="2"/>16;17;18;19;20;21; <text:s text:c="2"/>22;23;24;25;26;27</text:p>
      <text:p text:style-name="P6">is merely to help the programmer keep track of the joint index numbers when assigning joint selections.</text:p>
      <text:p text:style-name="P6"></text:p>
      <text:p text:style-name="P6">Following the keyword "selection" is a list of which joints are to be moved (1 for true, 0 for false).</text:p>
      <text:p text:style-name="P6"><text:soft-page-break/>There are 28 of these; the extra spaces help to group the joints: 4 back/neck; 6 left leg; 6 right leg; 6 left arm; 6 right arm. <text:s/></text:p>
      <text:p text:style-name="P6"></text:p>
      <text:p text:style-name="P6">The next line, </text:p>
      <text:p text:style-name="P6"><text:s text:c="3"/>#0;1;2;3; <text:s text:c="2"/>4;5;6;7;8;9; <text:s text:c="2"/>10;11;12;13;14;15; <text:s text:c="2"/>16;17;18;19;20;21; <text:s text:c="2"/>22;23;24;25;26;27 </text:p>
      <text:p text:style-name="P6">is again a comment, intended to help the user keep track of joint numbering when specifying angle goals. <text:s/></text:p>
      <text:p text:style-name="P6"/>
      <text:p text:style-name="P6">After the keyword "Angle" is a list of the desired goal angles. <text:s/>This list must include 28 values, although only the selected joints will actually be affected. <text:s/>One may thus enter dummy values, e.g. 0's for non-selected joints. <text:s/>Extra spaces may be inserted to help readability. <text:s/>In the above example, the specifications are grouped into 5 groups (torso/head, two legs, two arms). </text:p>
      <text:p text:style-name="P6"></text:p>
      <text:p text:style-name="P6">Finally, the keyword "Duration" is used to set the move duration, in seconds. <text:s/>In this example, the move time is specified as 5 seconds (which must appear on the line following the "Duration" keyword). <text:s/>In Zongwei's format, the move duration is repeated 28 times. <text:s/>This does not appear to be necessary, but compatibility should be tested. (TODO).</text:p>
      <text:p text:style-name="P6"></text:p>
      <text:p text:style-name="P6">One can "comment out" an entire move by putting a #-sign in front of "Duration" <text:s/></text:p>
      <text:p text:style-name="P6"></text:p>
      <text:p text:style-name="P6">In a more interesting example, the file "kneel.txt" specifies 7 sequential, coordinated motions. <text:s/>It starts with the robot standing upright, and slowly descends to a squat with wrists forward. <text:s/>In this move, the pelvis is kept vertical to be compatible with Gazebo's "reset model poses" menu option, which insists on resetting Atlas's pelvis to a vertical orientation. <text:s/>The robot squats while maintaining its c.g. over its ankles and its pelvis vertical. <text:s/>After reaching maximum flex of the hips, the robot leans forward and lands on its wrists. The fall at the end (onto the wrists) does not seem to trip the DARPA "damaging fall" penalty, but it does seem to induce some VRCScoringPlugin LogRecord response.</text:p>
      <text:p text:style-name="P6"><text:s text:c="3"/></text:p>
      <text:p text:style-name="P6">Some other useful scripts in this directory are: roll_onto_belly; roll_onto_back; and init_crawl_pose_from_prone.</text:p>
      <text:p text:style-name="P6"/>
      <text:p text:style-name="P2">Center of Mass Computations:</text:p>
      <text:p text:style-name="P6">The package “pub_atlas_com” contains code written by Kenneth Tjoeng (modified slightly by wsn). <text:s/>This package is almost identical to the package “CenterOfMass”, except that pub_atlas_com also publishes its results to a topic (CenterOfMass).</text:p>
      <text:p text:style-name="P6"/>
      <text:p text:style-name="P6">This node accesses the Atlas IMU to get orientation and uses a transform_listener to compute the contributions of all links to the center of mass of the Atlas robot. <text:s text:c="2"/>Mass-property information obtained from the atlas URDF file is hard-coded into this program. <text:s/>The URDF should be re-evaluated for possible changes. <text:s/>(TODO). <text:s/>More generally, the applicable URDF could be parsed for the required information (though this may be hard to generalize).</text:p>
      <text:p text:style-name="P6"></text:p>
      <text:p text:style-name="P6">The result of the COM computation is published to topic CenterOfMass as a geometry_msgs, PointStamped. <text:s/>Publications are updated at 10Hz. <text:s/>Results are also printed using ROS_INFO(). <text:s/></text:p>
      <text:p text:style-name="P6"></text:p>
      <text:p text:style-name="P6">Wsn added a variation, outputting COM coordinates relative to the right ankle.</text:p>
      <text:p text:style-name="P6"></text:p>
      <text:p text:style-name="P6">Wsn did some testing of this while writing the "kneel.txt" script. <text:s/>The COM computation seems to be slightly off (perhaps comparable to BDI walking program errors?). <text:s/>Slight joint motions while balancing upright were made while monitoring the ankle force/torque sensors using:</text:p>
      <text:p text:style-name="P6"></text:p>
      <text:p text:style-name="P6"><text:soft-page-break/>rxplot /atlas/atlas_state/r_foot/torque/y,/atlas/atlas_state/l_foot/torque/y</text:p>
      <text:p text:style-name="P6"></text:p>
      <text:p text:style-name="P6">It was found that ~zero ankle torque did not quite correspond to computed COM above the ankles. <text:s/>During kneeling (with ~zero ankle torque), the COM computation was sometimes forward and sometimes behind the actual balance point—with errors on the order of 1cm.</text:p>
      <text:p text:style-name="P6"></text:p>
      <text:p text:style-name="P6">TODO: need to find the discrepancy to use this program for balance control. <text:s/></text:p>
      <text:p text:style-name="P6"/>
      <text:p text:style-name="P2">Crawl Jacobi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H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HK"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yatt Newman</meta:initial-creator>
    <meta:creation-date>2013-05-18T18:07:52</meta:creation-date>
    <dc:date>2013-05-19T01:04:26</dc:date>
    <dc:creator>Wyatt Newman</dc:creator>
    <meta:editing-duration>PT5H37M43S</meta:editing-duration>
    <meta:editing-cycles>27</meta:editing-cycles>
    <meta:generator>LibreOffice/3.5$Linux_X86_64 LibreOffice_project/350m1$Build-2</meta:generator>
    <meta:document-statistic meta:table-count="0" meta:image-count="0" meta:object-count="0" meta:page-count="10" meta:paragraph-count="215" meta:word-count="4425" meta:character-count="31247" meta:non-whitespace-character-count="26450"/>
  </office:meta>
</office:document-meta>
</file>